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co16" style:family="table-column">
      <style:table-column-properties fo:break-before="auto" style:column-width="20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84"/>
    <style:style style:name="ce38" style:family="table-cell" style:parent-style-name="Default">
      <style:table-cell-properties fo:background-color="#72bf44"/>
    </style:style>
    <style:style style:name="ce3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" table:number-columns-repeated="1019" table:default-cell-style-name="ce2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2021-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2</text:p>
          </table:table-cell>
          <table:table-cell table:style-name="ce29"/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智能制造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2022-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生物医药</text:p>
          </table:table-cell>
          <table:table-cell table:style-name="ce29"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table:style-name="ce29" office:value-type="string" calcext:value-type="string">
            <text:p>新能源</text:p>
          </table:table-cell>
          <table:table-cell table:style-name="ce29"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共享内存</text:p>
          </table:table-cell>
          <table:table-cell table:style-name="ce29" office:value-type="string" calcext:value-type="string">
            <text:p>医疗</text:p>
          </table:table-cell>
          <table:table-cell table:style-name="ce29" office:value-type="string" calcext:value-type="string">
            <text:p>心理抚养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grpc</text:p>
          </table:table-cell>
          <table:table-cell office:value-type="string" calcext:value-type="string">
            <text:p>汽车</text:p>
          </table:table-cell>
          <table:table-cell office:value-type="string" calcext:value-type="string">
            <text:p>社会心理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2</text:p>
          </table:table-cell>
          <table:table-cell table:style-name="ce29"/>
          <table:table-cell table:style-name="ce29" office:value-type="string" calcext:value-type="string">
            <text:p>git</text:p>
          </table:table-cell>
          <table:table-cell office:value-type="string" calcext:value-type="string">
            <text:p>电池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023-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C++17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erf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2023-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2023-6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7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8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9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0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1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2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2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3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4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5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6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7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8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9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0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1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2</text:p>
          </table:table-cell>
          <table:table-cell table:style-name="ce31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7"/>
        <table:table-column table:style-name="co5" table:default-cell-style-name="ce27"/>
        <table:table-column table:style-name="co1" table:default-cell-style-name="ce27"/>
        <table:table-column table:style-name="co6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4" calcext:value-type="date">
            <text:p>2021-07-2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5" calcext:value-type="date">
            <text:p>2021-07-2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6" calcext:value-type="date">
            <text:p>2021-07-26</text:p>
          </table:table-cell>
          <table:table-cell table:style-name="ce29" table:number-columns-repeated="2"/>
          <table:table-cell table:style-name="ce29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7" calcext:value-type="date">
            <text:p>2021-07-2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28" calcext:value-type="date">
            <text:p>2021-07-28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9" calcext:value-type="date">
            <text:p>2021-07-2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30" calcext:value-type="date">
            <text:p>2021-07-30</text:p>
          </table:table-cell>
          <table:table-cell table:style-name="ce29" table:number-columns-repeated="2"/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31" calcext:value-type="date">
            <text:p>2021-07-3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1" calcext:value-type="date">
            <text:p>2021-08-0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4" office:value-type="date" office:date-value="2021-08-02" calcext:value-type="date">
            <text:p>2021-08-0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29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3" calcext:value-type="date">
            <text:p>2021-08-0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4" calcext:value-type="date">
            <text:p>2021-08-0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21-08-05" calcext:value-type="date">
            <text:p>2021-08-05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6" calcext:value-type="date">
            <text:p>2021-08-0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/>
          <table:table-cell table:style-name="ce29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7" calcext:value-type="date">
            <text:p>2021-08-0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8" calcext:value-type="date">
            <text:p>2021-08-0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/>
          <table:table-cell table:style-name="ce29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9" calcext:value-type="date">
            <text:p>2021-08-09</text:p>
          </table:table-cell>
          <table:table-cell table:style-name="ce29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0" calcext:value-type="date">
            <text:p>2021-08-1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1" calcext:value-type="date">
            <text:p>2021-08-11</text:p>
          </table:table-cell>
          <table:table-cell table:style-name="ce29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2" calcext:value-type="date">
            <text:p>2021-08-1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3" calcext:value-type="date">
            <text:p>2021-08-13</text:p>
          </table:table-cell>
          <table:table-cell table:style-name="ce29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4" calcext:value-type="date">
            <text:p>2021-08-1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5" calcext:value-type="date">
            <text:p>2021-08-15</text:p>
          </table:table-cell>
          <table:table-cell table:style-name="ce29" table:number-columns-repeated="2"/>
          <table:table-cell table:style-name="ce29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6" calcext:value-type="date">
            <text:p>2021-08-1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7" calcext:value-type="date">
            <text:p>2021-08-17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8" calcext:value-type="date">
            <text:p>2021-08-1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9" calcext:value-type="date">
            <text:p>2021-08-19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0" calcext:value-type="date">
            <text:p>2021-08-2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8-21" calcext:value-type="date">
            <text:p>2021-08-21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22" calcext:value-type="date">
            <text:p>2021-08-2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23" calcext:value-type="date">
            <text:p>2021-08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4" calcext:value-type="date">
            <text:p>2021-08-24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5" calcext:value-type="date">
            <text:p>2021-08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6" calcext:value-type="date">
            <text:p>2021-08-2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7" calcext:value-type="date">
            <text:p>2021-08-27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08-28" calcext:value-type="date">
            <text:p>2021-08-2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8-29" calcext:value-type="date">
            <text:p>2021-08-29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30" calcext:value-type="date">
            <text:p>2021-08-3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31" calcext:value-type="date">
            <text:p>2021-08-3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27"/>
        <table:table-column table:style-name="co7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35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34" office:value-type="date" office:date-value="2021-09-01" calcext:value-type="date">
            <text:p>2021-09-01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2" calcext:value-type="date">
            <text:p>2021-09-0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3" calcext:value-type="date">
            <text:p>2021-09-03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04" calcext:value-type="date">
            <text:p>2021-09-0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05" calcext:value-type="date">
            <text:p>2021-09-0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6" calcext:value-type="date">
            <text:p>2021-09-0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07" calcext:value-type="date">
            <text:p>2021-09-0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08" calcext:value-type="date">
            <text:p>2021-09-0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29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9" calcext:value-type="date">
            <text:p>2021-09-0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0" calcext:value-type="date">
            <text:p>2021-09-1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11" calcext:value-type="date">
            <text:p>2021-09-1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2" calcext:value-type="date">
            <text:p>2021-09-1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3" calcext:value-type="date">
            <text:p>2021-09-1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14" calcext:value-type="date">
            <text:p>2021-09-1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5" calcext:value-type="date">
            <text:p>2021-09-1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/>
          <table:table-cell table:style-name="ce29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6" calcext:value-type="date">
            <text:p>2021-09-16</text:p>
          </table:table-cell>
          <table:table-cell table:style-name="ce29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7" calcext:value-type="date">
            <text:p>2021-09-17</text:p>
          </table:table-cell>
          <table:table-cell table:style-name="ce29" office:value-type="float" office:value="408" calcext:value-type="float">
            <text:p>408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18" calcext:value-type="date">
            <text:p>2021-09-18</text:p>
          </table:table-cell>
          <table:table-cell table:style-name="ce29" office:value-type="float" office:value="432" calcext:value-type="float">
            <text:p>432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9" calcext:value-type="date">
            <text:p>2021-09-19</text:p>
          </table:table-cell>
          <table:table-cell table:style-name="ce29" office:value-type="float" office:value="456" calcext:value-type="float">
            <text:p>456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0" calcext:value-type="date">
            <text:p>2021-09-20</text:p>
          </table:table-cell>
          <table:table-cell table:style-name="ce29" office:value-type="float" office:value="480" calcext:value-type="float">
            <text:p>48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1" calcext:value-type="date">
            <text:p>2021-09-21</text:p>
          </table:table-cell>
          <table:table-cell table:style-name="ce29" office:value-type="float" office:value="504" calcext:value-type="float">
            <text:p>504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2" calcext:value-type="date">
            <text:p>2021-09-22</text:p>
          </table:table-cell>
          <table:table-cell table:style-name="ce29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3" calcext:value-type="date">
            <text:p>2021-09-23</text:p>
          </table:table-cell>
          <table:table-cell table:style-name="ce29" office:value-type="float" office:value="552" calcext:value-type="float">
            <text:p>552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4" calcext:value-type="date">
            <text:p>2021-09-24</text:p>
          </table:table-cell>
          <table:table-cell table:style-name="ce29" office:value-type="float" office:value="570" calcext:value-type="float">
            <text:p>57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25" calcext:value-type="date">
            <text:p>2021-09-25</text:p>
          </table:table-cell>
          <table:table-cell table:style-name="ce29" office:value-type="float" office:value="588" calcext:value-type="float">
            <text:p>588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26" calcext:value-type="date">
            <text:p>2021-09-26</text:p>
          </table:table-cell>
          <table:table-cell table:style-name="ce29" office:value-type="string" calcext:value-type="string">
            <text:p>Read-Code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7" calcext:value-type="date">
            <text:p>2021-09-27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8" calcext:value-type="date">
            <text:p>2021-09-28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9" calcext:value-type="date">
            <text:p>2021-09-29</text:p>
          </table:table-cell>
          <table:table-cell table:style-name="ce29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30" calcext:value-type="date">
            <text:p>2021-09-30</text:p>
          </table:table-cell>
          <table:table-cell table:style-name="ce29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7" calcext:value-type="date">
            <text:p>2021-10-0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-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8" calcext:value-type="date">
            <text:p>2021-10-08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09" calcext:value-type="date">
            <text:p>2021-10-09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1-10-10" calcext:value-type="date">
            <text:p>2021-10-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8-1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1" calcext:value-type="date">
            <text:p>2021-10-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2" calcext:value-type="date">
            <text:p>2021-10-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3" calcext:value-type="date">
            <text:p>2021-10-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4" calcext:value-type="date">
            <text:p>2021-10-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5" calcext:value-type="date">
            <text:p>2021-10-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6" calcext:value-type="date">
            <text:p>2021-10-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6-18</text:p>
          </table:table-cell>
          <table:table-cell table:style-name="ce29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7" calcext:value-type="date">
            <text:p>2021-10-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9-21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8" calcext:value-type="date">
            <text:p>2021-10-1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9" calcext:value-type="date">
            <text:p>2021-10-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0" calcext:value-type="date">
            <text:p>2021-10-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1" calcext:value-type="date">
            <text:p>2021-10-21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2" calcext:value-type="date">
            <text:p>2021-10-22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3" calcext:value-type="date">
            <text:p>2021-10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4" calcext:value-type="date">
            <text:p>2021-10-24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5" calcext:value-type="date">
            <text:p>2021-10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6" calcext:value-type="date">
            <text:p>2021-10-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7" calcext:value-type="date">
            <text:p>2021-10-2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8" calcext:value-type="date">
            <text:p>2021-10-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29" calcext:value-type="date">
            <text:p>2021-10-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29-30</text:p>
          </table:table-cell>
          <table:table-cell table:style-name="ce29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30" calcext:value-type="date">
            <text:p>2021-10-3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31-32</text:p>
          </table:table-cell>
          <table:table-cell table:style-name="ce29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8" table:default-cell-style-name="ce29"/>
        <table:table-column table:style-name="co9" table:default-cell-style-name="ce29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多线程（代码实现）</text:p>
          </table:table-cell>
          <table:table-cell table:style-name="ce27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3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3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3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3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3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" table:number-columns-repeated="6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style-name="ce27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39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33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39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3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39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27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30" calcext:value-type="date">
            <text:p>2022-01-30</text:p>
          </table:table-cell>
          <table:table-cell table:style-name="ce36" table:number-columns-repeated="5"/>
          <table:table-cell table:number-columns-repeated="6"/>
        </table:table-row>
        <table:table-row table:style-name="ro1">
          <table:table-cell table:style-name="ce39" office:value-type="date" office:date-value="2022-01-31" calcext:value-type="date">
            <text:p>2022-01-31</text:p>
          </table:table-cell>
          <table:table-cell table:style-name="ce32" table:number-columns-repeated="4"/>
          <table:table-cell table:style-name="ce27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27"/>
        <table:table-column table:style-name="co15" table:default-cell-style-name="ce27"/>
        <table:table-column table:style-name="co1" table:number-columns-repeated="1018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1" calcext:value-type="date">
            <text:p>2022-02-01</text:p>
          </table:table-cell>
          <table:table-cell table:style-name="ce29" table:number-columns-repeated="2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2" calcext:value-type="date">
            <text:p>2022-02-02</text:p>
          </table:table-cell>
          <table:table-cell table:style-name="ce29" table:number-columns-repeated="2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3" calcext:value-type="date">
            <text:p>2022-02-03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4" calcext:value-type="date">
            <text:p>2022-02-04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5" calcext:value-type="date">
            <text:p>2022-02-0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6" calcext:value-type="date">
            <text:p>2022-02-06</text:p>
          </table:table-cell>
          <table:table-cell table:style-name="ce29" table:number-columns-repeated="2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7" calcext:value-type="date">
            <text:p>2022-02-07</text:p>
          </table:table-cell>
          <table:table-cell table:style-name="ce29" table:number-columns-repeated="2"/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8" calcext:value-type="date">
            <text:p>2022-02-08</text:p>
          </table:table-cell>
          <table:table-cell table:style-name="ce29" table:number-columns-repeated="2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9" calcext:value-type="date">
            <text:p>2022-02-09</text:p>
          </table:table-cell>
          <table:table-cell table:style-name="ce29" table:number-columns-repeated="2"/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0" calcext:value-type="date">
            <text:p>2022-02-10</text:p>
          </table:table-cell>
          <table:table-cell table:style-name="ce2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1" calcext:value-type="date">
            <text:p>2022-02-1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2" calcext:value-type="date">
            <text:p>2022-02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3" calcext:value-type="date">
            <text:p>2022-02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4" calcext:value-type="date">
            <text:p>2022-02-14</text:p>
          </table:table-cell>
          <table:table-cell table:style-name="ce29" table:number-columns-repeated="2"/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5" calcext:value-type="date">
            <text:p>2022-02-15</text:p>
          </table:table-cell>
          <table:table-cell table:style-name="ce29" table:number-columns-repeated="2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6" calcext:value-type="date">
            <text:p>2022-02-16</text:p>
          </table:table-cell>
          <table:table-cell table:style-name="ce29" table:number-columns-repeated="2"/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7" calcext:value-type="date">
            <text:p>2022-02-17</text:p>
          </table:table-cell>
          <table:table-cell table:style-name="ce29" table:number-columns-repeated="2"/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18" calcext:value-type="date">
            <text:p>2022-02-18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9" calcext:value-type="date">
            <text:p>2022-02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0" calcext:value-type="date">
            <text:p>2022-02-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1" calcext:value-type="date">
            <text:p>2022-02-21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22-02-22" calcext:value-type="date">
            <text:p>2022-02-22</text:p>
          </table:table-cell>
          <table:table-cell table:style-name="ce29" table:number-columns-repeated="2"/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3" calcext:value-type="date">
            <text:p>2022-02-23</text:p>
          </table:table-cell>
          <table:table-cell table:style-name="ce29" table:number-columns-repeated="2"/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24" calcext:value-type="date">
            <text:p>2022-02-24</text:p>
          </table:table-cell>
          <table:table-cell table:style-name="ce29" table:number-columns-repeated="2"/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5" calcext:value-type="date">
            <text:p>2022-02-25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6" calcext:value-type="date">
            <text:p>2022-02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7" calcext:value-type="date">
            <text:p>2022-02-27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8" calcext:value-type="date">
            <text:p>2022-02-28</text:p>
          </table:table-cell>
          <table:table-cell table:number-columns-repeated="3"/>
          <table:table-cell table:style-name="ce29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1" calcext:value-type="date">
            <text:p>2022-03-01</text:p>
          </table:table-cell>
          <table:table-cell table:style-name="ce29" table:number-columns-repeated="2"/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2" calcext:value-type="date">
            <text:p>2022-03-02</text:p>
          </table:table-cell>
          <table:table-cell table:style-name="ce29" table:number-columns-repeated="2"/>
          <table:table-cell table:style-name="ce29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3" calcext:value-type="date">
            <text:p>2022-03-03</text:p>
          </table:table-cell>
          <table:table-cell table:style-name="ce29" table:number-columns-repeated="2"/>
          <table:table-cell table:style-name="ce29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4" calcext:value-type="date">
            <text:p>2022-03-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5" calcext:value-type="date">
            <text:p>2022-03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6" calcext:value-type="date">
            <text:p>2022-03-06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7" calcext:value-type="date">
            <text:p>2022-03-07</text:p>
          </table:table-cell>
          <table:table-cell table:style-name="ce29" table:number-columns-repeated="2"/>
          <table:table-cell table:style-name="ce29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8" calcext:value-type="date">
            <text:p>2022-03-08</text:p>
          </table:table-cell>
          <table:table-cell table:style-name="ce29" table:number-columns-repeated="2"/>
          <table:table-cell table:style-name="ce29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9" calcext:value-type="date">
            <text:p>2022-03-09</text:p>
          </table:table-cell>
          <table:table-cell table:style-name="ce29" table:number-columns-repeated="2"/>
          <table:table-cell table:style-name="ce29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0" calcext:value-type="date">
            <text:p>2022-03-10</text:p>
          </table:table-cell>
          <table:table-cell table:style-name="ce29" table:number-columns-repeated="2"/>
          <table:table-cell table:style-name="ce29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1" calcext:value-type="date">
            <text:p>2022-03-11</text:p>
          </table:table-cell>
          <table:table-cell table:style-name="ce29" table:number-columns-repeated="2"/>
          <table:table-cell table:style-name="ce29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2" calcext:value-type="date">
            <text:p>2022-03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3" calcext:value-type="date">
            <text:p>2022-03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4" calcext:value-type="date">
            <text:p>2022-03-14</text:p>
          </table:table-cell>
          <table:table-cell table:style-name="ce29" table:number-columns-repeated="2"/>
          <table:table-cell table:style-name="ce29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5" calcext:value-type="date">
            <text:p>2022-03-15</text:p>
          </table:table-cell>
          <table:table-cell table:style-name="ce29" table:number-columns-repeated="2"/>
          <table:table-cell table:style-name="ce29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6" calcext:value-type="date">
            <text:p>2022-03-16</text:p>
          </table:table-cell>
          <table:table-cell table:style-name="ce29" table:number-columns-repeated="2"/>
          <table:table-cell table:style-name="ce29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7" calcext:value-type="date">
            <text:p>2022-03-17</text:p>
          </table:table-cell>
          <table:table-cell table:style-name="ce29" table:number-columns-repeated="2"/>
          <table:table-cell table:style-name="ce29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8" calcext:value-type="date">
            <text:p>2022-03-18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9" calcext:value-type="date">
            <text:p>2022-03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0" calcext:value-type="date">
            <text:p>2022-03-20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1" calcext:value-type="date">
            <text:p>2022-03-21</text:p>
          </table:table-cell>
          <table:table-cell table:style-name="ce29" table:number-columns-repeated="2"/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2" calcext:value-type="date">
            <text:p>2022-03-22</text:p>
          </table:table-cell>
          <table:table-cell table:style-name="ce29" table:number-columns-repeated="2"/>
          <table:table-cell table:style-name="ce29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3" calcext:value-type="date">
            <text:p>2022-03-23</text:p>
          </table:table-cell>
          <table:table-cell table:style-name="ce29" table:number-columns-repeated="2"/>
          <table:table-cell table:style-name="ce29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4" calcext:value-type="date">
            <text:p>2022-03-24</text:p>
          </table:table-cell>
          <table:table-cell table:style-name="ce29" table:number-columns-repeated="2"/>
          <table:table-cell table:style-name="ce29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5" calcext:value-type="date">
            <text:p>2022-03-25</text:p>
          </table:table-cell>
          <table:table-cell table:style-name="ce29" table:number-columns-repeated="2"/>
          <table:table-cell table:style-name="ce29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6" calcext:value-type="date">
            <text:p>2022-03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7" calcext:value-type="date">
            <text:p>2022-03-27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8" calcext:value-type="date">
            <text:p>2022-03-28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9" calcext:value-type="date">
            <text:p>2022-03-29</text:p>
          </table:table-cell>
          <table:table-cell table:style-name="ce29" table:number-columns-repeated="2"/>
          <table:table-cell table:style-name="ce29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0" calcext:value-type="date">
            <text:p>2022-03-30</text:p>
          </table:table-cell>
          <table:table-cell table:style-name="ce29" table:number-columns-repeated="2"/>
          <table:table-cell table:style-name="ce29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1" calcext:value-type="date">
            <text:p>2022-03-31</text:p>
          </table:table-cell>
          <table:table-cell table:style-name="ce29" table:number-columns-repeated="2"/>
          <table:table-cell table:style-name="ce29"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4" table:style-name="ta1">
        <table:table-column table:style-name="co1" table:default-cell-style-name="ce34"/>
        <table:table-column table:style-name="co1" table:number-columns-repeated="3" table:default-cell-style-name="ce29"/>
        <table:table-column table:style-name="co1" table:number-columns-repeated="8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2" calcext:value-type="date">
            <text:p>2022-04-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3" calcext:value-type="date">
            <text:p>2022-04-0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09" calcext:value-type="date">
            <text:p>2022-04-0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0" calcext:value-type="date">
            <text:p>2022-04-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ZX <text:s text:c="6"/></text:p>
          </table:table-cell>
          <table:table-cell table:number-columns-repeated="6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6" calcext:value-type="date">
            <text:p>2022-04-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17" calcext:value-type="date">
            <text:p>2022-04-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23" calcext:value-type="date">
            <text:p>2022-04-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24" calcext:value-type="date">
            <text:p>2022-04-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table:style-name="ce38"/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4-30" calcext:value-type="date">
            <text:p>2022-04-3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8"/>
        </table:table-row>
      </table:table>
      <table:table table:name="2022-05" table:style-name="ta1">
        <table:table-column table:style-name="co1" table:default-cell-style-name="ce34"/>
        <table:table-column table:style-name="co1" table:number-columns-repeated="3" table:default-cell-style-name="ce29"/>
        <table:table-column table:style-name="co1" table:number-columns-repeated="8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共享内存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01" calcext:value-type="date">
            <text:p>2022-05-0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E-4,5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E-3,6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E-2,7,1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table:number-columns-repeated="11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table:number-columns-repeated="11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07" calcext:value-type="date">
            <text:p>2022-05-07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B-1,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08" calcext:value-type="date">
            <text:p>2022-05-0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F-3,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table:number-columns-repeated="11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table:number-columns-repeated="2"/>
          <table:table-cell office:value-type="string" calcext:value-type="string">
            <text:p>FF-1</text:p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table:number-columns-repeated="11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14" calcext:value-type="date">
            <text:p>2022-05-14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D-2,4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15" calcext:value-type="date">
            <text:p>2022-05-1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D-5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table:number-columns-repeated="11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table:number-columns-repeated="11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3" office:value-type="date" office:date-value="2022-05-21" calcext:value-type="date">
            <text:p>2022-05-21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D-1,3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22" calcext:value-type="date">
            <text:p>2022-05-22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C-3,4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table:number-columns-repeated="11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table:number-columns-repeated="11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table:number-columns-repeated="2"/>
          <table:table-cell office:value-type="string" calcext:value-type="string">
            <text:p>CC-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style-name="ce33" office:value-type="date" office:date-value="2022-05-28" calcext:value-type="date">
            <text:p>2022-05-2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C-2</text:p>
          </table:table-cell>
          <table:table-cell table:number-columns-repeated="8"/>
        </table:table-row>
        <table:table-row table:style-name="ro1">
          <table:table-cell table:style-name="ce33" office:value-type="date" office:date-value="2022-05-29" calcext:value-type="date">
            <text:p>2022-05-29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A-1,2,3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table:style-name="ce27" table:number-columns-repeated="2"/>
          <table:table-cell office:value-type="string" calcext:value-type="string">
            <text:p>GG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table:style-name="ce27" table:number-columns-repeated="3"/>
          <table:table-cell table:number-columns-repeated="8"/>
        </table:table-row>
      </table:table>
      <table:table table:name="2022-06" table:style-name="ta1">
        <table:table-column table:style-name="co1" table:number-columns-repeated="3" table:default-cell-style-name="ce27"/>
        <table:table-column table:style-name="co16" table:default-cell-style-name="ce27"/>
        <table:table-column table:style-name="co1" table:number-columns-repeated="1020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grpc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6-01" calcext:value-type="date">
            <text:p>2022-06-0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2-06-02" calcext:value-type="date">
            <text:p>2022-06-02</text:p>
          </table:table-cell>
          <table:table-cell table:style-name="ce29"/>
          <table:table-cell table:style-name="ce29" office:value-type="float" office:value="167" calcext:value-type="float">
            <text:p>167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2-06-03" calcext:value-type="date">
            <text:p>2022-06-03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2-06-04" calcext:value-type="date">
            <text:p>2022-06-04</text:p>
          </table:table-cell>
          <table:table-cell table:style-name="ce29"/>
          <table:table-cell table:style-name="ce29" office:value-type="float" office:value="169" calcext:value-type="float">
            <text:p>169</text:p>
          </table:table-cell>
          <table:table-cell table:style-name="ce29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6-05" calcext:value-type="date">
            <text:p>2022-06-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6-06" calcext:value-type="date">
            <text:p>2022-06-06</text:p>
          </table:table-cell>
          <table:table-cell table:number-columns-repeated="1023"/>
        </table:table-row>
        <table:table-row table:style-name="ro1">
          <table:table-cell table:style-name="ce34" office:value-type="date" office:date-value="2022-06-07" calcext:value-type="date">
            <text:p>2022-06-0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08" calcext:value-type="date">
            <text:p>2022-06-0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2-06-09" calcext:value-type="date">
            <text:p>2022-06-0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10" calcext:value-type="date">
            <text:p>2022-06-10</text:p>
          </table:table-cell>
          <table:table-cell table:number-columns-repeated="1023"/>
        </table:table-row>
        <table:table-row table:style-name="ro1">
          <table:table-cell table:style-name="ce33" office:value-type="date" office:date-value="2022-06-11" calcext:value-type="date">
            <text:p>2022-06-11</text:p>
          </table:table-cell>
          <table:table-cell table:style-name="ce36"/>
          <table:table-cell table:style-name="ce36" office:value-type="float" office:value="175" calcext:value-type="float">
            <text:p>175</text:p>
          </table:table-cell>
          <table:table-cell table:style-name="ce3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6-12" calcext:value-type="date">
            <text:p>2022-06-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6-13" calcext:value-type="date">
            <text:p>2022-06-13</text:p>
          </table:table-cell>
          <table:table-cell table:number-columns-repeated="1023"/>
        </table:table-row>
        <table:table-row table:style-name="ro1">
          <table:table-cell table:style-name="ce34" office:value-type="date" office:date-value="2022-06-14" calcext:value-type="date">
            <text:p>2022-06-1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15" calcext:value-type="date">
            <text:p>2022-06-1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2-06-16" calcext:value-type="date">
            <text:p>2022-06-1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17" calcext:value-type="date">
            <text:p>2022-06-17</text:p>
          </table:table-cell>
          <table:table-cell table:number-columns-repeated="1023"/>
        </table:table-row>
        <table:table-row table:style-name="ro1">
          <table:table-cell table:style-name="ce33" office:value-type="date" office:date-value="2022-06-18" calcext:value-type="date">
            <text:p>2022-06-18</text:p>
          </table:table-cell>
          <table:table-cell table:style-name="ce36"/>
          <table:table-cell table:style-name="ce36" office:value-type="float" office:value="181" calcext:value-type="float">
            <text:p>181</text:p>
          </table:table-cell>
          <table:table-cell table:style-name="ce3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6-19" calcext:value-type="date">
            <text:p>2022-06-1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6-20" calcext:value-type="date">
            <text:p>2022-06-20</text:p>
          </table:table-cell>
          <table:table-cell table:number-columns-repeated="1023"/>
        </table:table-row>
        <table:table-row table:style-name="ro1">
          <table:table-cell table:style-name="ce34" office:value-type="date" office:date-value="2022-06-21" calcext:value-type="date">
            <text:p>2022-06-2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22" calcext:value-type="date">
            <text:p>2022-06-22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2-06-23" calcext:value-type="date">
            <text:p>2022-06-2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24" calcext:value-type="date">
            <text:p>2022-06-24</text:p>
          </table:table-cell>
          <table:table-cell table:number-columns-repeated="1023"/>
        </table:table-row>
        <table:table-row table:style-name="ro1">
          <table:table-cell table:style-name="ce33" office:value-type="date" office:date-value="2022-06-25" calcext:value-type="date">
            <text:p>2022-06-25</text:p>
          </table:table-cell>
          <table:table-cell table:style-name="ce36"/>
          <table:table-cell table:style-name="ce36" office:value-type="float" office:value="187" calcext:value-type="float">
            <text:p>187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3" office:value-type="date" office:date-value="2022-06-26" calcext:value-type="date">
            <text:p>2022-06-2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89" calcext:value-type="float">
            <text:p>189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4" office:value-type="date" office:date-value="2022-06-27" calcext:value-type="date">
            <text:p>2022-06-27</text:p>
          </table:table-cell>
          <table:table-cell table:number-columns-repeated="1023"/>
        </table:table-row>
        <table:table-row table:style-name="ro1">
          <table:table-cell table:style-name="ce34" office:value-type="date" office:date-value="2022-06-28" calcext:value-type="date">
            <text:p>2022-06-2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2-06-29" calcext:value-type="date">
            <text:p>2022-06-2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2-06-30" calcext:value-type="date">
            <text:p>2022-06-3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1:42:41.747995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6-05T22:16:46.158710430</dc:date>
    <meta:editing-duration>P61DT8H48M20S</meta:editing-duration>
    <meta:editing-cycles>580</meta:editing-cycles>
    <meta:document-statistic meta:table-count="12" meta:cell-count="1163" meta:object-count="0"/>
  </office:meta>
</office:document-meta>
</file>